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, serif"/>
    <style:font-face style:name="Calibri2" svg:font-family="Calibri" style:font-family-generic="swiss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7.975cm"/>
    </style:style>
    <style:style style:name="Таблица1.B" style:family="table-column">
      <style:table-column-properties style:column-width="8.52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paragraph-rsid="0010c49e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paragraph-rsid="0012a692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officeooo:paragraph-rsid="00135466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Calibri" fo:font-size="10pt" style:font-size-asian="10pt" style:font-name-complex="Calibri1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Calibri" fo:font-size="10pt" style:font-size-asian="10pt" style:font-name-complex="Calibri1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libri" fo:font-size="10pt" style:font-size-asian="10pt" style:font-name-complex="Calibri1" style:font-size-complex="10pt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fo:font-size="6pt" officeooo:paragraph-rsid="0012a692" style:font-size-asian="5.25pt" style:font-size-complex="6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 style:shadow="none">
        <style:tab-stops>
          <style:tab-stop style:position="0.168cm"/>
          <style:tab-stop style:position="1.78cm"/>
        </style:tab-stops>
      </style:paragraph-properties>
      <style:text-properties fo:font-size="11pt" officeooo:paragraph-rsid="00157a4a" style:font-size-asian="10pt" style:font-size-complex="10pt"/>
    </style:style>
    <style:style style:name="P10" style:family="paragraph" style:parent-style-name="Standard">
      <style:paragraph-properties fo:margin-top="0.101cm" fo:margin-bottom="0cm" style:contextual-spacing="false" fo:text-align="justify" style:justify-single-word="false"/>
      <style:text-properties fo:font-size="10pt" officeooo:paragraph-rsid="00185f1d" style:font-size-asian="10pt" style:font-size-complex="10pt"/>
    </style:style>
    <style:style style:name="P11" style:family="paragraph" style:parent-style-name="Standard">
      <style:paragraph-properties fo:margin-top="0.101cm" fo:margin-bottom="0cm" style:contextual-spacing="false" fo:text-align="justify" style:justify-single-word="false"/>
      <style:text-properties officeooo:paragraph-rsid="007470fd"/>
    </style:style>
    <style:style style:name="P12" style:family="paragraph" style:parent-style-name="Standard" style:master-page-name="Standard">
      <style:paragraph-properties fo:margin-top="0.101cm" fo:margin-bottom="0cm" style:contextual-spacing="false" fo:text-align="justify" style:justify-single-word="false" style:page-number="auto"/>
      <style:text-properties officeooo:paragraph-rsid="00b8fc09"/>
    </style:style>
    <style:style style:name="P13" style:family="paragraph" style:parent-style-name="Standard">
      <style:paragraph-properties fo:text-align="justify" style:justify-single-word="false"/>
      <style:text-properties officeooo:paragraph-rsid="00d0742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7c6789" style:font-size-asian="10pt" style:font-size-complex="10pt"/>
    </style:style>
    <style:style style:name="T3" style:family="text">
      <style:text-properties fo:font-size="10pt" officeooo:rsid="0082ac97" style:font-size-asian="10pt" style:font-size-complex="10pt"/>
    </style:style>
    <style:style style:name="T4" style:family="text"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language="en" fo:country="US" fo:font-weight="normal" style:font-weight-asian="normal" style:font-weight-complex="normal"/>
    </style:style>
    <style:style style:name="T6" style:family="text">
      <style:text-properties fo:font-size="11pt" fo:language="en" fo:country="US" fo:font-weight="normal" style:font-size-asian="10pt" style:font-weight-asian="normal" style:font-size-complex="10pt" style:font-weight-complex="normal"/>
    </style:style>
    <style:style style:name="T7" style:family="text">
      <style:text-properties fo:font-size="11pt" fo:font-weight="normal" style:font-weight-asian="normal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3f0c41" style:font-size-asian="11pt" style:font-size-complex="11pt"/>
    </style:style>
    <style:style style:name="T10" style:family="text">
      <style:text-properties style:font-name="Times New Roman" fo:font-size="11pt" fo:language="ru" fo:country="RU" fo:font-weight="bold" style:font-size-asian="11pt" style:font-weight-asian="bold" style:font-size-complex="11pt" style:font-weight-complex="bold"/>
    </style:style>
    <style:style style:name="T11" style:family="text"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T12" style:family="text">
      <style:text-properties style:font-name="Calibri2" fo:font-size="11pt" fo:language="en" fo:country="US" fo:font-weight="normal" style:font-size-asian="10pt" style:font-weight-asian="normal" style:font-size-complex="10pt" style:font-weight-complex="normal"/>
    </style:style>
    <style:style style:name="T13" style:family="text">
      <style:text-properties style:font-name="Calibri2" fo:font-size="11pt" fo:language="en" fo:country="US" fo:font-weight="normal" officeooo:rsid="002eeb6e" style:font-size-asian="10pt" style:font-weight-asian="normal" style:font-size-complex="10pt" style:font-weight-complex="normal"/>
    </style:style>
    <style:style style:name="T14" style:family="text">
      <style:text-properties style:font-name="Calibri2" fo:font-size="11pt" fo:language="en" fo:country="US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style:font-name="Calibri2" fo:font-size="11pt" fo:language="en" fo:country="US" style:text-underline-style="none" fo:font-weight="normal" officeooo:rsid="006021d1" style:font-size-asian="10pt" style:font-weight-asian="normal" style:font-size-complex="10pt" style:font-weight-complex="normal"/>
    </style:style>
    <style:style style:name="T16" style:family="text">
      <style:text-properties style:font-name="Calibri2" fo:font-size="11pt" fo:language="en" fo:country="US" style:text-underline-style="none" fo:font-weight="normal" officeooo:rsid="00664e66" style:font-size-asian="10pt" style:font-weight-asian="normal" style:font-size-complex="10pt" style:font-weight-complex="normal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Настоящим АНО ДПО «Институт КЭМВИ – ДРК» (ИНН 7728434782, ОГРН 1187700011564) подтверждает, что </text:span><text:span text:style-name="T4">[DATE]</text:span><text:span text:style-name="T1"> путем акцепта публичной оферты, размещенной в телекоммуникационной сети Интернет по адресу: </text:span><text:span text:style-name="T2">[WEB_ADRESS]</text:span><text:span text:style-name="T1"> (в офисе АНО ДПО «Институт КЭМВИ – ДРК» по адресу: </text:span><text:span text:style-name="T3">[DRK_ADRESS]</text:span><text:span text:style-name="T1">) между АНО ДПО «Институт КЭМВИ – ДРК»</text:span><text:span text:style-name="T13">[COMPANY_NAME_AND]</text:span><text:span text:style-name="T12">[STUDENT]</text:span><text:span text:style-name="T10"> </text:span><text:span text:style-name="T1">был заключен договор на оказание платных образовательных услуг на следующих индивидуальных условиях: </text:span><text:span text:style-name="T9">[PAYER]</text:span></text:p>
      <text:p text:style-name="P10"><text:span text:style-name="T8">Обучающийся:</text:span> </text:p>
      <text:p text:style-name="P11"><text:span text:style-name="T14">[STUDENT]</text:span><text:span text:style-name="T6">, </text:span><text:span text:style-name="Strong_20_Emphasis"><text:span text:style-name="T6">паспорт серия</text:span></text:span><text:span text:style-name="T14"> </text:span><text:span text:style-name="T15">[STUDENT_PASSPORT_SERIE] </text:span><text:span text:style-name="Strong_20_Emphasis"><text:span text:style-name="T15">номер</text:span></text:span><text:span text:style-name="T15"> </text:span><text:span text:style-name="T16">[STUDENT_PASSPORT_NUMBER], </text:span><text:span text:style-name="Strong_20_Emphasis"><text:span text:style-name="T16">выдан</text:span></text:span><text:span text:style-name="T16"> [STUDENT_PASSPORT_ISSUED], </text:span><text:span text:style-name="Strong_20_Emphasis"><text:span text:style-name="T16">адрес</text:span></text:span><text:span text:style-name="T16"> [STUDENT_ADDRESS] [STUDENT_ACTUAL_ADDRESS]</text:span></text:p>
      <text:p text:style-name="P8"/>
      <text:p text:style-name="P3">Образовательная программа (модуль образовательной программы): <text:span text:style-name="T11">[COURSE]</text:span></text:p>
      <text:p text:style-name="P3">Факультет: <text:span text:style-name="T7">[FACULTY]</text:span></text:p>
      <text:p text:style-name="P1">Сроки обучения:</text:p>
      <text:p text:style-name="P4">Нормативный срок обучения по Образовательной программе: <text:span text:style-name="T7">[HOURS]</text:span></text:p>
      <text:p text:style-name="P4">Рамочный срок обучения в соответствии с учебным планом: <text:span text:style-name="T5">[STUDY_DATES]</text:span></text:p>
      <text:p text:style-name="P4">График обучения: <text:span text:style-name="T7">[SCHEDULE]</text:span></text:p>
      <text:p text:style-name="P4">Форма освоения Обучающимся Образовательной программы: <text:span text:style-name="T7">[EDUCATION_FORM]</text:span></text:p>
      <text:p text:style-name="P1">Оплата:</text:p>
      <text:p text:style-name="P2">Общая стоимость Услуг (Обучения): <text:span text:style-name="T7">[PRICE]</text:span></text:p>
      <text:p text:style-name="P3">Порядок оплаты стоимости Услуг (Обучения):<text:span text:style-name="T17"> </text:span><text:span text:style-name="T7">[PAYMENT_TYPE]</text:span></text:p>
      <text:p text:style-name="P1">Документы, выдаваемые Обучающемуся по результатам оказания Услуг (Обучения):</text:p>
      <text:p text:style-name="P9">[DOCUMENTS_LIST]</text:p>
      <text:p text:style-name="P13"><text:span text:style-name="T1">Настоящий документ является неотъемлемой частью Договора на оказание платных образовательных услуг от </text:span><text:span text:style-name="T4">[DATE]</text:span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6">Ректор АНО ДПО «Институт КЭМВИ – ДРК»</text:p>
            <text:p text:style-name="P6"/>
            <text:p text:style-name="P6"/>
            <text:p text:style-name="P6"/>
            <text:p text:style-name="P6">____________________/Бельченко В.Е.</text:p>
            <text:p text:style-name="P7">М.П.<text:bookmark text:name="_Hlk5859454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, serif"/>
    <style:font-face style:name="Calibri2" svg:font-family="Calibri" style:font-family-generic="swiss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rgey Toshchev</meta:initial-creator>
    <meta:editing-cycles>47</meta:editing-cycles>
    <meta:creation-date>2020-12-17T11:47:00</meta:creation-date>
    <dc:date>2021-02-14T12:48:37.650947156</dc:date>
    <meta:editing-duration>PT2H23M35S</meta:editing-duration>
    <meta:generator>LibreOffice/7.0.4.2$Linux_X86_64 LibreOffice_project/00$Build-2</meta:generator>
    <meta:document-statistic meta:table-count="1" meta:image-count="0" meta:object-count="0" meta:page-count="1" meta:paragraph-count="19" meta:word-count="144" meta:character-count="1337" meta:non-whitespace-character-count="12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